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833in" fo:margin-left="-0.0917in" table:align="left"/>
    </style:style>
    <style:style style:name="Table1.A" style:family="table-column">
      <style:table-column-properties style:column-width="0.0611in"/>
    </style:style>
    <style:style style:name="Table1.B" style:family="table-column">
      <style:table-column-properties style:column-width="0.7514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2.9375in"/>
    </style:style>
    <style:style style:name="Table1.F" style:family="table-column">
      <style:table-column-properties style:column-width="2.25in"/>
    </style:style>
    <style:style style:name="Table1.G" style:family="table-column">
      <style:table-column-properties style:column-width="0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e0e2a" officeooo:paragraph-rsid="001e0e2a"/>
    </style:style>
    <style:style style:name="P2" style:family="paragraph" style:parent-style-name="Standard">
      <style:text-properties officeooo:rsid="002281ba" officeooo:paragraph-rsid="002281ba"/>
    </style:style>
    <style:style style:name="P3" style:family="paragraph" style:parent-style-name="Standard">
      <style:text-properties officeooo:paragraph-rsid="00237d82"/>
    </style:style>
    <style:style style:name="P4" style:family="paragraph" style:parent-style-name="Standard">
      <style:text-properties officeooo:rsid="0024712b" officeooo:paragraph-rsid="0024712b"/>
    </style:style>
    <style:style style:name="P5" style:family="paragraph" style:parent-style-name="Standard">
      <style:text-properties officeooo:paragraph-rsid="0024712b"/>
    </style:style>
    <style:style style:name="P6" style:family="paragraph" style:parent-style-name="Standard">
      <style:text-properties officeooo:rsid="0024781c" officeooo:paragraph-rsid="0024781c"/>
    </style:style>
    <style:style style:name="P7" style:family="paragraph" style:parent-style-name="Standard">
      <style:text-properties officeooo:rsid="0024781c" officeooo:paragraph-rsid="0045a614"/>
    </style:style>
    <style:style style:name="P8" style:family="paragraph" style:parent-style-name="Standard">
      <style:text-properties officeooo:paragraph-rsid="002478ea"/>
    </style:style>
    <style:style style:name="P9" style:family="paragraph" style:parent-style-name="Standard">
      <style:text-properties officeooo:paragraph-rsid="00265a26"/>
    </style:style>
    <style:style style:name="P10" style:family="paragraph" style:parent-style-name="Standard">
      <style:text-properties officeooo:rsid="00265a26" officeooo:paragraph-rsid="00265a26"/>
    </style:style>
    <style:style style:name="P11" style:family="paragraph" style:parent-style-name="Standard">
      <style:text-properties officeooo:paragraph-rsid="00287948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>
      <style:text-properties officeooo:paragraph-rsid="0035cc26" fo:background-color="#ffff00"/>
    </style:style>
    <style:style style:name="P14" style:family="paragraph" style:parent-style-name="Standard">
      <style:text-properties officeooo:paragraph-rsid="00292fd0"/>
    </style:style>
    <style:style style:name="P15" style:family="paragraph" style:parent-style-name="Standard">
      <style:text-properties officeooo:paragraph-rsid="003505f8"/>
    </style:style>
    <style:style style:name="P16" style:family="paragraph" style:parent-style-name="Standard">
      <style:text-properties officeooo:paragraph-rsid="0035b146" fo:background-color="transparent"/>
    </style:style>
    <style:style style:name="P17" style:family="paragraph" style:parent-style-name="Standard">
      <style:text-properties officeooo:rsid="0035cc26" officeooo:paragraph-rsid="0035cc26"/>
    </style:style>
    <style:style style:name="P18" style:family="paragraph" style:parent-style-name="Standard">
      <style:text-properties officeooo:rsid="0037413a" officeooo:paragraph-rsid="0037413a"/>
    </style:style>
    <style:style style:name="P19" style:family="paragraph" style:parent-style-name="Standard">
      <style:text-properties officeooo:paragraph-rsid="003ccef9"/>
    </style:style>
    <style:style style:name="P20" style:family="paragraph" style:parent-style-name="Standard">
      <style:text-properties officeooo:paragraph-rsid="004ab1b3"/>
    </style:style>
    <style:style style:name="P21" style:family="paragraph" style:parent-style-name="Standard">
      <style:text-properties officeooo:rsid="003ea320" officeooo:paragraph-rsid="004ab1b3"/>
    </style:style>
    <style:style style:name="P22" style:family="paragraph" style:parent-style-name="Standard">
      <style:text-properties officeooo:rsid="005a29ba" officeooo:paragraph-rsid="005a29ba"/>
    </style:style>
    <style:style style:name="P23" style:family="paragraph" style:parent-style-name="Standard">
      <style:text-properties officeooo:rsid="0058758b" officeooo:paragraph-rsid="0058758b"/>
    </style:style>
    <style:style style:name="P24" style:family="paragraph" style:parent-style-name="Standard">
      <style:text-properties officeooo:rsid="0043d5f4" officeooo:paragraph-rsid="004ab1b3"/>
    </style:style>
    <style:style style:name="P25" style:family="paragraph" style:parent-style-name="Standard">
      <style:text-properties officeooo:rsid="0048c683" officeooo:paragraph-rsid="004ab1b3"/>
    </style:style>
    <style:style style:name="P26" style:family="paragraph" style:parent-style-name="Standard">
      <style:text-properties officeooo:paragraph-rsid="0042f34f"/>
    </style:style>
    <style:style style:name="P27" style:family="paragraph" style:parent-style-name="Standard">
      <style:text-properties fo:color="#ff8000"/>
    </style:style>
    <style:style style:name="P28" style:family="paragraph" style:parent-style-name="Standard">
      <style:text-properties officeooo:rsid="003b5550" officeooo:paragraph-rsid="0024781c"/>
    </style:style>
    <style:style style:name="P29" style:family="paragraph" style:parent-style-name="Standard">
      <style:text-properties officeooo:paragraph-rsid="0045a614"/>
    </style:style>
    <style:style style:name="P30" style:family="paragraph" style:parent-style-name="Standard">
      <style:text-properties officeooo:rsid="00477096" officeooo:paragraph-rsid="00477096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b5550" officeooo:paragraph-rsid="0045a614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5a614"/>
    </style:style>
    <style:style style:name="P3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</style:style>
    <style:style style:name="P35" style:family="paragraph" style:parent-style-name="Standard">
      <style:text-properties officeooo:paragraph-rsid="003ccef9"/>
    </style:style>
    <style:style style:name="P36" style:family="paragraph" style:parent-style-name="Standard">
      <style:text-properties fo:color="#c9211e"/>
    </style:style>
    <style:style style:name="T1" style:family="text">
      <style:text-properties fo:font-weight="bold" officeooo:rsid="00237d82" style:font-weight-asian="bold" style:font-weight-complex="bold"/>
    </style:style>
    <style:style style:name="T2" style:family="text">
      <style:text-properties fo:font-weight="bold" officeooo:rsid="002478ea" style:font-weight-asian="bold" style:font-weight-complex="bold"/>
    </style:style>
    <style:style style:name="T3" style:family="text">
      <style:text-properties fo:font-weight="bold" officeooo:rsid="00287948" style:font-weight-asian="bold" style:font-weight-complex="bold"/>
    </style:style>
    <style:style style:name="T4" style:family="text">
      <style:text-properties fo:font-weight="bold" officeooo:rsid="002d821e" style:font-weight-asian="bold" style:font-weight-complex="bold"/>
    </style:style>
    <style:style style:name="T5" style:family="text">
      <style:text-properties fo:font-weight="bold" officeooo:rsid="002e207a" style:font-weight-asian="bold" style:font-weight-complex="bold"/>
    </style:style>
    <style:style style:name="T6" style:family="text">
      <style:text-properties fo:font-weight="bold" officeooo:rsid="0032aee9" fo:background-color="transparent" loext:char-shading-value="0" style:font-weight-asian="bold" style:font-weight-complex="bold"/>
    </style:style>
    <style:style style:name="T7" style:family="text">
      <style:text-properties fo:font-weight="normal" officeooo:rsid="00237d82" style:font-weight-asian="normal" style:font-weight-complex="normal"/>
    </style:style>
    <style:style style:name="T8" style:family="text">
      <style:text-properties fo:font-weight="normal" officeooo:rsid="002478ea" style:font-weight-asian="normal" style:font-weight-complex="normal"/>
    </style:style>
    <style:style style:name="T9" style:family="text">
      <style:text-properties fo:font-weight="normal" officeooo:rsid="002d821e" style:font-weight-asian="normal" style:font-weight-complex="normal"/>
    </style:style>
    <style:style style:name="T10" style:family="text">
      <style:text-properties officeooo:rsid="0024781c"/>
    </style:style>
    <style:style style:name="T11" style:family="text">
      <style:text-properties officeooo:rsid="002478ea"/>
    </style:style>
    <style:style style:name="T12" style:family="text">
      <style:text-properties officeooo:rsid="002b2b23"/>
    </style:style>
    <style:style style:name="T13" style:family="text">
      <style:text-properties officeooo:rsid="002e207a"/>
    </style:style>
    <style:style style:name="T14" style:family="text">
      <style:text-properties officeooo:rsid="0032aee9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3ccef9"/>
    </style:style>
    <style:style style:name="T17" style:family="text">
      <style:text-properties officeooo:rsid="0058758b"/>
    </style:style>
    <style:style style:name="T18" style:family="text">
      <style:text-properties officeooo:rsid="005a29ba"/>
    </style:style>
    <style:style style:name="T19" style:family="text">
      <style:text-properties officeooo:rsid="0048c683"/>
    </style:style>
    <style:style style:name="T20" style:family="text">
      <style:text-properties officeooo:rsid="0042f3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SP32 DEVKITC Pinout</text:p>
      <text:p text:style-name="Standard"/>
      <text:p text:style-name="Standard">### Inputs/ External Interrupts</text:p>
      <text:p text:style-name="Standard">SENS_INT_BPM, SENS_INT_SPO2, SENS_INT_ECG <text:span text:style-name="T2">done</text:span><text:span text:style-name="T8"> </text:span></text:p>
      <text:p text:style-name="P8"><text:span text:style-name="T8">DISP_INT_TOUCH </text:span><text:span text:style-name="T2">done</text:span></text:p>
      <text:p text:style-name="Standard"/>
      <text:p text:style-name="Standard">### Outputs</text:p>
      <text:p text:style-name="Standard">~SENS_RST_ECG, ~SENS_RST_BPM, ~SENS_RST_SPO2, SENS_START <text:s/><text:span text:style-name="T3">done</text:span></text:p>
      <text:p text:style-name="Standard">~SENS_CS_ECG, ~SENS_CS_BPM,~SENS_CS_SPO2 <text:span text:style-name="T4">done</text:span><text:span text:style-name="T9"> </text:span></text:p>
      <text:p text:style-name="P15">DISP_CS_DISP,<text:span text:style-name="T14"> </text:span><text:span text:style-name="T15">DISP_CS_TOUCH <text:s/></text:span><text:span text:style-name="T6">done</text:span></text:p>
      <text:p text:style-name="P8"/>
      <text:p text:style-name="P9">### Display BUS <text:span text:style-name="T11">on VSPI (speed optimized) </text:span></text:p>
      <text:p text:style-name="P11">DISP_MOSI, DISP_MISO, DISP_SCLK<text:span text:style-name="T7"> </text:span><text:span text:style-name="T1">done</text:span></text:p>
      <text:p text:style-name="P3"/>
      <text:p text:style-name="Standard"/>
      <text:p text:style-name="Standard">### Debug </text:p>
      <text:p text:style-name="P11">JTAG_~TRST, JTAG_TMS, JTAG_TDI, JTAG_TDO, PROC_SDA, PROC_SCL <text:span text:style-name="T1">done</text:span></text:p>
      <text:p text:style-name="Standard"/>
      <text:p text:style-name="P2">### PROC</text:p>
      <text:p text:style-name="P2">PROC_SDA, PROC_SCL <text:span text:style-name="T5">done</text:span></text:p>
      <text:p text:style-name="Standard"/>
      <text:p text:style-name="P33"/>
      <text:p text:style-name="P32"><text:line-break/><text:span text:style-name="T10">- HSPI was remapped because of conflict with JTAG</text:span></text:p>
      <text:p text:style-name="P7"/>
      <text:p text:style-name="P7">- <text:span text:style-name="T12">wrover devkitc (onboard jtag via usb) has different pinout, is more expensive</text:span></text:p>
      <text:p text:style-name="P29"/>
      <text:p text:style-name="P29"/>
      <text:p text:style-name="P31">convert table to text with | as seperator to paste into github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GPIO</text:p>
          </table:table-cell>
          <table:table-cell table:style-name="Table1.A1" office:value-type="string">
            <text:p text:style-name="Standard">Input</text:p>
          </table:table-cell>
          <table:table-cell table:style-name="Table1.A1" office:value-type="string">
            <text:p text:style-name="Standard">Output</text:p>
          </table:table-cell>
          <table:table-cell table:style-name="Table1.A1" office:value-type="string">
            <text:p text:style-name="P20">Notes</text:p>
          </table:table-cell>
          <table:table-cell table:style-name="Table1.A1" office:value-type="string">
            <text:p text:style-name="Standard">Func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6">---</text:p>
          </table:table-cell>
          <table:table-cell table:style-name="Table1.A1" office:value-type="string">
            <text:p text:style-name="P26">---</text:p>
          </table:table-cell>
          <table:table-cell table:style-name="Table1.A1" office:value-type="string">
            <text:p text:style-name="P26">---</text:p>
          </table:table-cell>
          <table:table-cell table:style-name="Table1.A1" office:value-type="string">
            <text:p text:style-name="P20">---</text:p>
          </table:table-cell>
          <table:table-cell table:style-name="Table1.A1" office:value-type="string">
            <text:p text:style-name="P26">---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Standard">pulled up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>outputs PWM signal at boot, <text:span text:style-name="T16">is pulled high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TX pin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>debug output at boot </text:p>
          </table:table-cell>
          <table:table-cell table:style-name="Table1.A1" office:value-type="string">
            <text:p text:style-name="P19">~SENS_CS_BPM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1">Needs to be floating while being flashed; </text:p>
          </table:table-cell>
          <table:table-cell table:style-name="Table1.A1" office:value-type="string">
            <text:p text:style-name="Standard">~SENS_CS_EC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RX pin</text:p>
          </table:table-cell>
          <table:table-cell table:style-name="Table1.A1" office:value-type="string">
            <text:p text:style-name="P20">HIGH at boot </text:p>
          </table:table-cell>
          <table:table-cell table:style-name="Table1.A1" office:value-type="string">
            <text:p text:style-name="Standard">DISP_CS_TOUCH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Standard">~SENS_CS_SPO2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>outputs PWM signal at boot,<text:span text:style-name="T17">VSPI_CS</text:span> </text:p>
          </table:table-cell>
          <table:table-cell table:style-name="Table1.A1" office:value-type="string">
            <text:p text:style-name="P16">DISP_CS_DISP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6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0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7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0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8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0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9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0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0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0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1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0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7">12<text:span text:style-name="T20">MTDI</text:span>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>boot fail if pulled high;<text:span text:style-name="T18">HSPI_MISO</text:span></text:p>
          </table:table-cell>
          <table:table-cell table:style-name="Table1.A1" office:value-type="string">
            <text:p text:style-name="Standard">JTAG_TDI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>HSPI_MOSI</text:p>
          </table:table-cell>
          <table:table-cell table:style-name="Table1.A1" office:value-type="string">
            <text:p text:style-name="P36">JTAG_TDO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>outputs PWM signal at boot,<text:span text:style-name="T18">HSPI_CLK</text:span></text:p>
          </table:table-cell>
          <table:table-cell table:style-name="Table1.A1" office:value-type="string">
            <text:p text:style-name="Standard">JTAG_TMS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7">15<text:span text:style-name="T20">MTDO</text:span>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>outputs PWM signal at boot,<text:span text:style-name="T18">HSPI_CS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2">PROC_S<text:span text:style-name="T13">CL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7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3">PROC_SDA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8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>VSPI_CLK</text:p>
          </table:table-cell>
          <table:table-cell table:style-name="Table1.A1" office:value-type="string">
            <text:p text:style-name="Standard">DISP_SCLK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9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>VSP_MISO</text:p>
          </table:table-cell>
          <table:table-cell table:style-name="Table1.A1" office:value-type="string">
            <text:p text:style-name="Standard">DISP_MISO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1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2">~SENS_RST_BPM~SENS_CS_BPM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2">~SENS_RST_SPO2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>VSPI_MOSI</text:p>
          </table:table-cell>
          <table:table-cell table:style-name="Table1.A1" office:value-type="string">
            <text:p text:style-name="Standard">DISP_MOSI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2">SENS_MOSI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2">SENS_MISO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7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2">SENS_SCLK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Standard">SENS_START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1">~SENS_RST_EC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0">input only</text:p>
          </table:table-cell>
          <table:table-cell table:style-name="Table1.A1" office:value-type="string">
            <text:p text:style-name="Standard">SENS_INT_ECG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0">input only</text:p>
          </table:table-cell>
          <table:table-cell table:style-name="Table1.A1" office:value-type="string">
            <text:p text:style-name="P12">DISP_INT_TOUCH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0">input only; SENSOR_VP</text:p>
          </table:table-cell>
          <table:table-cell table:style-name="Table1.A1" office:value-type="string">
            <text:p text:style-name="Standard">SENS_INT_BPM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9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0">input only; SENSOR_VN</text:p>
          </table:table-cell>
          <table:table-cell table:style-name="Table1.A1" office:value-type="string">
            <text:p text:style-name="Standard">SENS_INT_SPO2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4">Connected to RTS, DTR reset circuit</text:p>
          </table:table-cell>
          <table:table-cell table:style-name="Table1.A1" office:value-type="string">
            <text:p text:style-name="Standard">JTAG_~TRST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3V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4">3.<text:span text:style-name="T19">3V</text:span></text:p>
          </table:table-cell>
          <table:table-cell table:style-name="Table1.A1" office:value-type="string">
            <text:p text:style-name="Standard">SENS_3V3_DI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EXT_5V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5">GND</text:p>
          </table:table-cell>
          <table:table-cell table:style-name="Table1.A1" office:value-type="string">
            <text:p text:style-name="Standard">5V_in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GND1,2,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8">GND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P30">jtag tdck missing</text:p>
      <text:p text:style-name="P1"/>
      <text:p text:style-name="P1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346in" fo:margin-right="0.7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9:53:23.285236353</meta:creation-date>
    <dc:date>2020-11-14T14:23:50.734497680</dc:date>
    <meta:editing-duration>PT3H35M36S</meta:editing-duration>
    <meta:editing-cycles>36</meta:editing-cycles>
    <meta:generator>LibreOffice/6.4.6.2$Linux_X86_64 LibreOffice_project/40$Build-2</meta:generator>
    <meta:document-statistic meta:table-count="1" meta:image-count="0" meta:object-count="0" meta:page-count="2" meta:paragraph-count="177" meta:word-count="326" meta:character-count="1825" meta:non-whitespace-character-count="1665"/>
  </office:meta>
</office:document-meta>
</file>